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6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cm" fo:min-width="6.7cm"/>
    </style:style>
    <style:style style:name="gr7" style:family="graphic" style:parent-style-name="standard">
      <style:graphic-properties svg:stroke-width="0.05cm" draw:marker-start-width="0.355cm" draw:marker-end="Diamond_20_unfilled" draw:marker-end-width="0.4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" draw:marker-end-width="0.4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5.9cm"/>
    </style:style>
    <style:style style:name="gr13" style:family="graphic" style:parent-style-name="standard">
      <style:graphic-properties draw:fill="solid" draw:fill-color="#ffffff" draw:textarea-horizontal-align="left" draw:textarea-vertical-align="top" draw:auto-grow-height="false" fo:min-height="2.15cm" fo:min-width="5.9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0cm" fo:min-width="5.9cm"/>
    </style:style>
    <style:style style:name="gr15" style:family="graphic" style:parent-style-name="objectwithoutfill">
      <style:graphic-properties svg:stroke-width="0.05cm" svg:stroke-color="#3465a4" draw:marker-start-width="0.355cm" draw:marker-end="Triangle_20_unfilled" draw:marker-end-width="0.4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7" style:family="graphic" style:parent-style-name="standard">
      <style:graphic-properties draw:fill="solid" draw:fill-color="#ffffff" draw:textarea-horizontal-align="left" draw:textarea-vertical-align="top" draw:auto-grow-height="false" fo:min-height="2.55cm" fo:min-width="8.3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19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20" style:family="graphic" style:parent-style-name="standard">
      <style:graphic-properties draw:fill="solid" draw:fill-color="#ffffff" draw:textarea-horizontal-align="left" draw:textarea-vertical-align="top" draw:auto-grow-height="false" fo:min-height="2.15cm" fo:min-width="7.7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0cm" fo:min-width="7.7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2.55cm" fo:min-width="6.7cm"/>
    </style:style>
    <style:style style:name="gr23" style:family="graphic" style:parent-style-name="standard">
      <style:graphic-properties draw:fill="solid" draw:fill-color="#ffffff" draw:textarea-horizontal-align="left" draw:textarea-vertical-align="top" draw:auto-grow-height="false" fo:min-height="2.95cm" fo:min-width="6.7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1.55cm" fo:min-width="8.3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7" style:family="graphic" style:parent-style-name="standard">
      <style:graphic-properties draw:fill="solid" draw:fill-color="#ffffff" draw:textarea-horizontal-align="left" draw:textarea-vertical-align="top" draw:auto-grow-height="false" fo:min-height="13.55cm" fo:min-width="7.5cm"/>
    </style:style>
    <style:style style:name="gr28" style:family="graphic" style:parent-style-name="standard">
      <style:graphic-properties draw:fill="solid" draw:fill-color="#ffffff" draw:textarea-horizontal-align="left" draw:textarea-vertical-align="top" draw:auto-grow-height="false" fo:min-height="0.95cm" fo:min-width="7.5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30" style:family="graphic" style:parent-style-name="standard">
      <style:graphic-properties draw:fill="solid" draw:fill-color="#ffffff" draw:textarea-horizontal-align="left" draw:textarea-vertical-align="top" draw:auto-grow-height="false" fo:min-height="0.55cm" fo:min-width="9.9cm"/>
    </style:style>
    <style:style style:name="gr31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21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78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2" style:text-underline-style="none"/>
    </style:style>
    <style:style style:name="P4" style:family="paragraph">
      <style:paragraph-properties fo:text-align="center"/>
      <style:text-properties style:font-name="DejaVu Sans Mono2" style:text-underline-style="none"/>
    </style:style>
    <style:style style:name="P5" style:family="paragraph">
      <style:paragraph-properties fo:text-align="justify"/>
      <style:text-properties style:font-name="DejaVu Sans Mono2" style:text-underline-style="none" fo:font-weight="bold" style:font-weight-asian="bold" style:font-weight-complex="bold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custom-shape draw:style-name="gr1" draw:text-style-name="P1" draw:layer="layout" svg:width="8cm" svg:height="0.8cm" svg:x="0cm" svg:y="3cm">
            <text:p text:style-name="P1">Departmen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1.8cm" svg:x="0cm" svg:y="3.8cm">
            <text:p text:style-name="P2"><text:span text:style-name="T1">+ ID : Integer</text:span></text:p>
            <text:p text:style-name="P2"><text:span text:style-name="T1">+ Manager : Person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cm" svg:height="0.8cm" svg:x="0cm" svg:y="5.6cm">
            <text:p text:style-name="P2"><text:span text:style-name="T1">+ Employees() : List&lt;Employee&gt;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1" draw:layer="layout" svg:width="7.2cm" svg:height="0.8cm" svg:x="0.4cm" svg:y="9.6cm">
            <text:p text:style-name="P1">Employee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8cm" svg:x="0.4cm" svg:y="10.4cm">
            <text:p text:style-name="P2"><text:span text:style-name="T1">+ ID : Integer</text:span></text:p>
            <text:p text:style-name="P2"><text:span text:style-name="T1">+ Department : Department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7.2cm" svg:height="0.2cm" svg:x="0.4cm" svg:y="12.2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onnector draw:style-name="gr7" draw:layer="layout" svg:x1="4cm" svg:y1="9.6cm" svg:x2="4cm" svg:y2="6.4cm" draw:start-shape="id1" draw:end-shape="id2" draw:end-glue-point="2" svg:d="M4000 9600v-3200" svg:viewBox="0 0 1 3201">
          <text:p/>
        </draw:connector>
        <draw:connector draw:style-name="gr8" draw:layer="layout" svg:x1="7.6cm" svg:y1="11cm" svg:x2="8cm" svg:y2="4.7cm" draw:start-shape="id1" draw:start-glue-point="1" draw:end-shape="id2" draw:end-glue-point="1" svg:d="M7600 11000h901v-6300h-501" svg:viewBox="0 0 902 6301">
          <text:p/>
        </draw:connector>
        <draw:frame draw:style-name="gr9" draw:layer="layout" svg:width="1.967cm" svg:height="0.747cm" svg:x="2.033cm" svg:y="7.6cm">
          <draw:text-box>
            <text:p>WorkIn</text:p>
          </draw:text-box>
        </draw:frame>
        <draw:frame draw:style-name="gr10" draw:layer="layout" svg:width="1.315cm" svg:height="0.747cm" svg:x="7.927cm" svg:y="4.052cm">
          <draw:text-box>
            <text:p>0..1</text:p>
          </draw:text-box>
        </draw:frame>
        <draw:frame draw:style-name="gr10" draw:layer="layout" svg:width="0.773cm" svg:height="0.747cm" svg:x="7.6cm" svg:y="11cm">
          <draw:text-box>
            <text:p>1</text:p>
          </draw:text-box>
        </draw:frame>
        <draw:frame draw:style-name="gr10" draw:layer="layout" svg:width="0.773cm" svg:height="0.747cm" svg:x="4cm" svg:y="6.453cm">
          <draw:text-box>
            <text:p>1</text:p>
          </draw:text-box>
        </draw:frame>
        <draw:frame draw:style-name="gr11" draw:layer="layout" svg:width="1.256cm" svg:height="0.747cm" svg:x="4cm" svg:y="8.853cm">
          <draw:text-box>
            <text:p>1..*</text:p>
          </draw:text-box>
        </draw:frame>
        <draw:g xml:id="id4" draw:id="id4">
          <draw:custom-shape draw:style-name="gr12" draw:text-style-name="P1" draw:layer="layout" svg:width="6.4cm" svg:height="1.4cm" svg:x="38.4cm" svg:y="0cm">
            <text:p text:style-name="P1">« abstract »</text:p>
            <text:p text:style-name="P1">CustomClient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6.4cm" svg:height="2.4cm" svg:x="38.4cm" svg:y="1.4cm">
            <text:p text:style-name="P2"><text:span text:style-name="T1">+ ID : Integer</text:span></text:p>
            <text:p text:style-name="P2"><text:span text:style-name="T1">+ Name : String</text:span></text:p>
            <text:p text:style-name="P2"><text:span text:style-name="T1">+ PrivatePhone : String</text:span></text:p>
            <text:p text:style-name="P2"><text:span text:style-name="T1">+ Address : Addres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6.4cm" svg:height="0.2cm" svg:x="38.4cm" svg:y="3.8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layer="layout" svg:x1="41.6cm" svg:y1="8cm" svg:x2="41.6cm" svg:y2="4cm" draw:start-shape="id3" draw:end-shape="id4" draw:end-glue-point="2" svg:d="M41600 8000v-4000" svg:viewBox="0 0 1 4001">
          <text:p/>
        </draw:connector>
        <draw:connector draw:style-name="gr15" draw:layer="layout" svg:x1="29.7cm" svg:y1="5.6cm" svg:x2="41.6cm" svg:y2="4cm" draw:start-shape="id5" draw:start-glue-point="0" draw:end-shape="id4" svg:d="M29700 5600v-800h11900v-800" svg:viewBox="0 0 11901 1601">
          <text:p/>
        </draw:connector>
        <draw:g xml:id="id8" draw:id="id8">
          <draw:custom-shape draw:style-name="gr16" draw:text-style-name="P4" draw:layer="layout" svg:width="8.8cm" svg:height="0.8cm" svg:x="27.2cm" svg:y="11.6cm">
            <text:p text:style-name="P1"><text:span text:style-name="T1">StandardCla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8.8cm" svg:height="2.8cm" svg:x="27.2cm" svg:y="12.4cm">
            <text:p text:style-name="P2"><text:span text:style-name="T1">+ Code : String</text:span></text:p>
            <text:p text:style-name="P2"><text:span text:style-name="T2">+ PropertyType : PropertyType</text:span></text:p>
            <text:p text:style-name="P2"><text:span text:style-name="T2">+ OfferType : OfferType</text:span></text:p>
            <text:p text:style-name="P2"><text:span text:style-name="T2">+ MaximumPrice : Money</text:span></text:p>
            <text:p text:style-name="P2"><text:span text:style-name="T2">+ MinimumSize : Doub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8.8cm" svg:height="0.8cm" svg:x="27.2cm" svg:y="15.2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9" draw:text-style-name="P1" draw:layer="layout" svg:width="8.2cm" svg:height="0.8cm" svg:x="32cm" svg:y="21.3cm">
            <text:p text:style-name="P1">Address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8.2cm" svg:height="2.4cm" svg:x="32cm" svg:y="22.1cm">
            <text:p text:style-name="P2"><text:span text:style-name="T1">+ ID : Integer</text:span></text:p>
            <text:p text:style-name="P2"><text:span text:style-name="T1">+ StreetNumber : String</text:span></text:p>
            <text:p text:style-name="P2"><text:span text:style-name="T1">+ ZIP : String</text:span></text:p>
            <text:p text:style-name="P2"><text:span text:style-name="T1">+ City :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8.2cm" svg:height="0.2cm" svg:x="32cm" svg:y="24.5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4" draw:text-style-name="P4" draw:layer="layout" svg:width="7.2cm" svg:height="0.8cm" svg:x="6cm" svg:y="21.1cm">
            <text:p text:style-name="P1"><text:span text:style-name="T1">Vis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7.2cm" svg:height="2.8cm" svg:x="6cm" svg:y="21.9cm">
            <text:p text:style-name="P2"><text:span text:style-name="T1">+ ID : Integer</text:span></text:p>
            <text:p text:style-name="P2"><text:span text:style-name="T2">+ Visitor : Client</text:span></text:p>
            <text:p text:style-name="P2"><text:span text:style-name="T2">+ Responsible : Employee</text:span></text:p>
            <text:p text:style-name="P2"><text:span text:style-name="T2">+ Visited : Property</text:span></text:p>
            <text:p text:style-name="P2"><text:span text:style-name="T2">+ DateHour : DateTim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6cm" svg:y="2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" draw:text-style-name="P4" draw:layer="layout" svg:width="7.2cm" svg:height="0.8cm" svg:x="16cm" svg:y="8cm">
            <text:p text:style-name="P1"><text:span text:style-name="T1">Sal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7.2cm" svg:height="3.2cm" svg:x="16cm" svg:y="8.8cm">
            <text:p text:style-name="P2"><text:span text:style-name="T1">+ ID : Integer</text:span></text:p>
            <text:p text:style-name="P2"><text:span text:style-name="T2">+ Client : Client</text:span></text:p>
            <text:p text:style-name="P2"><text:span text:style-name="T2">+ Property : Property</text:span></text:p>
            <text:p text:style-name="P2"><text:span text:style-name="T2">+ Date : Date</text:span></text:p>
            <text:p text:style-name="P2"><text:span text:style-name="T2">+ Price : Money</text:span></text:p>
            <text:p text:style-name="P2"><text:span text:style-name="T2">+ ContractNumber : String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1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6" draw:text-style-name="P1" draw:layer="layout" svg:width="8.8cm" svg:height="0.8cm" svg:x="37.2cm" svg:y="8cm">
            <text:p text:style-name="P1">OfferingClient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8.8cm" svg:height="1.8cm" svg:x="37.2cm" svg:y="8.8cm">
            <text:p text:style-name="P2"><text:span text:style-name="T1">+ ProfPhone : String</text:span></text:p>
            <text:p text:style-name="P2"><text:span text:style-name="T1">+ AvailTimePrivate : Time</text:span></text:p>
            <text:p text:style-name="P2"><text:span text:style-name="T1">+ AvailTimeProf : Tim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8.8cm" svg:height="0.8cm" svg:x="37.2cm" svg:y="10.6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5" draw:layer="layout" draw:line-skew="1.299cm" svg:x1="40.2cm" svg:y1="23cm" svg:x2="44.8cm" svg:y2="2cm" draw:start-shape="id6" draw:start-glue-point="1" draw:end-shape="id4" draw:end-glue-point="1" svg:d="M40200 23000h6400v-21000h-1800" svg:viewBox="0 0 6401 21001">
          <text:p/>
        </draw:connector>
        <draw:connector draw:style-name="gr25" draw:layer="layout" svg:x1="31.6cm" svg:y1="8cm" svg:x2="31.6cm" svg:y2="11.6cm" draw:start-shape="id7" draw:start-glue-point="2" draw:end-shape="id8" draw:end-glue-point="0" svg:d="M31600 8000v3600" svg:viewBox="0 0 1 3601">
          <text:p/>
        </draw:connector>
        <draw:connector draw:style-name="gr25" draw:layer="layout" svg:x1="23.2cm" svg:y1="10.1cm" svg:x2="27.5cm" svg:y2="8cm" draw:start-shape="id9" draw:start-glue-point="1" draw:end-shape="id10" draw:end-glue-point="2" svg:d="M23200 10100h4300v-2100" svg:viewBox="0 0 4301 2101">
          <text:p/>
        </draw:connector>
        <draw:connector draw:style-name="gr25" draw:layer="layout" svg:x1="6cm" svg:y1="23cm" svg:x2="4cm" svg:y2="12.4cm" draw:start-shape="id11" draw:start-glue-point="3" draw:end-shape="id1" draw:end-glue-point="2" svg:d="M6000 23000h-2000v-10600" svg:viewBox="0 0 2001 10601">
          <text:p/>
        </draw:connector>
        <draw:connector draw:style-name="gr25" draw:layer="layout" svg:x1="9.6cm" svg:y1="21.1cm" svg:x2="24.5cm" svg:y2="6.8cm" draw:start-shape="id11" draw:start-glue-point="0" draw:end-shape="id5" draw:end-glue-point="3" svg:d="M9600 21100v-14300h14900" svg:viewBox="0 0 14901 14301">
          <text:p/>
        </draw:connector>
        <draw:connector draw:style-name="gr25" draw:layer="layout" svg:x1="13.2cm" svg:y1="23cm" svg:x2="17.2cm" svg:y2="23cm" draw:start-shape="id11" draw:start-glue-point="1" svg:d="M13200 23000h4000" svg:viewBox="0 0 4001 1">
          <text:p/>
        </draw:connector>
        <draw:connector draw:style-name="gr25" draw:layer="layout" svg:x1="19.6cm" svg:y1="12.2cm" svg:x2="19.6cm" svg:y2="15.6cm" draw:start-shape="id9" draw:start-glue-point="2" draw:end-shape="id12" draw:end-glue-point="0" svg:d="M19600 12200v3400" svg:viewBox="0 0 1 3401">
          <text:p/>
        </draw:connector>
        <draw:connector draw:style-name="gr25" draw:layer="layout" svg:x1="25.2cm" svg:y1="23cm" svg:x2="32cm" svg:y2="23cm" draw:end-shape="id6" draw:end-glue-point="3" svg:d="M25200 23000h6800" svg:viewBox="0 0 6801 1">
          <text:p/>
        </draw:connector>
        <draw:connector draw:style-name="gr25" draw:layer="layout" svg:x1="41.6cm" svg:y1="11.4cm" svg:x2="25.2cm" svg:y2="19.6cm" draw:start-shape="id3" draw:start-glue-point="2" draw:end-shape="id13" draw:end-glue-point="1" svg:d="M41600 11400v8200h-16400" svg:viewBox="0 0 16401 8201">
          <text:p/>
        </draw:connector>
        <draw:connector draw:style-name="gr25" draw:layer="layout" svg:x1="27.2cm" svg:y1="13.8cm" svg:x2="22.8cm" svg:y2="15.6cm" draw:start-shape="id8" draw:start-glue-point="3" draw:end-shape="id14" draw:end-glue-point="0" svg:d="M27200 13800h-4400v1800" svg:viewBox="0 0 4401 1801">
          <text:p/>
        </draw:connector>
        <draw:custom-shape draw:style-name="gr26" draw:text-style-name="P1" xml:id="id12" draw:id="id12" draw:layer="layout" svg:width="1.6cm" svg:height="1.6cm" svg:x="18.8cm" svg:y="15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4" draw:id="id14" draw:layer="layout" svg:width="1.6cm" svg:height="1.6cm" svg:x="22cm" svg:y="15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7" draw:id="id7" draw:layer="layout" svg:width="1.6cm" svg:height="1.6cm" svg:x="30.8cm" svg:y="6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0" draw:id="id10" draw:layer="layout" svg:width="1.6cm" svg:height="1.6cm" svg:x="26.7cm" svg:y="6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3" draw:id="id13" draw:layer="layout" svg:width="1.6cm" svg:height="1.6cm" svg:x="23.6cm" svg:y="1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8cm" svg:x="17.2cm" svg:y="15.6cm">
          <text:p text:style-name="P1">Property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8cm" svg:height="13.8cm" svg:x="17.2cm" svg:y="16.4cm">
          <text:p text:style-name="P2"><text:span text:style-name="T2">+ ID : Integer</text:span></text:p>
          <text:p text:style-name="P2"><text:span text:style-name="T2">+ PropertyType : PropertyType</text:span></text:p>
          <text:p text:style-name="P2"><text:span text:style-name="T2">+ OfferType : OfferType</text:span></text:p>
          <text:p text:style-name="P2"><text:span text:style-name="T2">+ Address : Address</text:span></text:p>
          <text:p text:style-name="P2"><text:span text:style-name="T2">+ AvailabilityDate : Date</text:span></text:p>
          <text:p text:style-name="P2"><text:span text:style-name="T2">+ Bedrooms : Integer</text:span></text:p>
          <text:p text:style-name="P2"><text:span text:style-name="T2">+ Class : StandardClass</text:span></text:p>
          <text:p text:style-name="P2"><text:span text:style-name="T2">+ Deposit : Money</text:span></text:p>
          <text:p text:style-name="P2"><text:span text:style-name="T2">+ Description : String</text:span></text:p>
          <text:p text:style-name="P2"><text:span text:style-name="T2">+ Elevator : Boolean</text:span></text:p>
          <text:p text:style-name="P2"><text:span text:style-name="T2">+ EquippedKitchen : Boolean</text:span></text:p>
          <text:p text:style-name="P2"><text:span text:style-name="T2">+ Floor : String</text:span></text:p>
          <text:p text:style-name="P2"><text:span text:style-name="T2">+ Floors : Integer</text:span></text:p>
          <text:p text:style-name="P2"><text:span text:style-name="T2">+ Garages : Integer</text:span></text:p>
          <text:p text:style-name="P2"><text:span text:style-name="T2">+ GardenArea : Double</text:span></text:p>
          <text:p text:style-name="P2"><text:span text:style-name="T2">+ Garnish : String</text:span></text:p>
          <text:p text:style-name="P2"><text:span text:style-name="T2">+ Lease : String</text:span></text:p>
          <text:p text:style-name="P2"><text:span text:style-name="T2">+ Loads : Money</text:span></text:p>
          <text:p text:style-name="P2"><text:span text:style-name="T2">+ Owner : OfferingClient</text:span></text:p>
          <text:p text:style-name="P2"><text:span text:style-name="T2">+ Price : Money</text:span></text:p>
          <text:p text:style-name="P2"><text:span text:style-name="T2">+ Rateable : Money</text:span></text:p>
          <text:p text:style-name="P2"><text:span text:style-name="T2">+ Rent : Money</text:span></text:p>
          <text:p text:style-name="P2"><text:span text:style-name="T2">+ Rooms : Integer</text:span></text:p>
          <text:p text:style-name="P2"><text:span text:style-name="T2">+ Size : Double</text:span></text:p>
          <text:p text:style-name="P2"><text:span text:style-name="T2">+ State : String</text:span></text:p>
          <text:p text:style-name="P2"><text:span text:style-name="T2">+ Status : Status</text:span></text:p>
          <text:p text:style-name="P2"><text:span text:style-name="T2">+ SubmissionDate : Date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8cm" svg:height="1.2cm" svg:x="17.2cm" svg:y="30.2cm">
          <text:p text:style-name="P2"><text:span text:style-name="T1">+ Visits() : List&lt;Visit&gt;</text:span></text:p>
          <text:p text:style-name="P2"><text:span text:style-name="T1">+ SaleLease() : SaleLease</text:span>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29" draw:text-style-name="P1" draw:layer="layout" svg:width="10.4cm" svg:height="0.8cm" svg:x="24.5cm" svg:y="5.6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0.4cm" svg:height="0.8cm" svg:x="24.5cm" svg:y="6.4cm">
            <text:p text:style-name="P2"><text:span text:style-name="T1">+ DesiredClasses : List&lt;StandardClass&gt;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0.4cm" svg:height="0.8cm" svg:x="24.5cm" svg:y="7.2cm">
            <text:p text:style-name="P2"><text:span text:style-name="T1">+ InterestProperties() : List&lt;Property&gt;</text:span></text:p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0.773cm" svg:height="0.747cm" svg:x="7.601cm" svg:y="11.001cm">
          <draw:text-box>
            <text:p>1</text:p>
          </draw:text-box>
        </draw:frame>
        <draw:custom-shape draw:style-name="gr31" draw:text-style-name="P1" draw:layer="layout" svg:width="11.949cm" svg:height="1cm" svg:x="26.851cm" svg:y="26.8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layer="layout" svg:width="0.773cm" svg:height="0.747cm" svg:x="4cm" svg:y="12.4cm">
          <draw:text-box>
            <text:p>1</text:p>
          </draw:text-box>
        </draw:frame>
        <draw:frame draw:style-name="gr11" draw:layer="layout" svg:width="0.714cm" svg:height="0.747cm" svg:x="5.3cm" svg:y="22.253cm">
          <draw:text-box>
            <text:p>*</text:p>
          </draw:text-box>
        </draw:frame>
        <draw:frame draw:style-name="gr11" draw:layer="layout" svg:width="0.714cm" svg:height="0.747cm" svg:x="13.186cm" svg:y="22.2cm">
          <draw:text-box>
            <text:p>*</text:p>
          </draw:text-box>
        </draw:frame>
        <draw:frame draw:style-name="gr11" draw:layer="layout" svg:width="0.714cm" svg:height="0.747cm" svg:x="9.586cm" svg:y="20.4cm">
          <draw:text-box>
            <text:p>*</text:p>
          </draw:text-box>
        </draw:frame>
        <draw:frame draw:style-name="gr11" draw:layer="layout" svg:width="0.773cm" svg:height="0.747cm" svg:x="16.486cm" svg:y="22.2cm">
          <draw:text-box>
            <text:p>1</text:p>
          </draw:text-box>
        </draw:frame>
        <draw:frame draw:style-name="gr11" draw:layer="layout" svg:width="0.773cm" svg:height="0.747cm" svg:x="23.8cm" svg:y="6.053cm">
          <draw:text-box>
            <text:p>1</text:p>
          </draw:text-box>
        </draw:frame>
        <draw:frame draw:style-name="gr11" draw:layer="layout" svg:width="0.714cm" svg:height="0.747cm" svg:x="23.2cm" svg:y="9.4cm">
          <draw:text-box>
            <text:p>*</text:p>
          </draw:text-box>
        </draw:frame>
        <draw:frame draw:style-name="gr32" draw:layer="layout" svg:width="1.315cm" svg:height="0.747cm" svg:x="19.6cm" svg:y="12.1cm">
          <draw:text-box>
            <text:p>0..1</text:p>
          </draw:text-box>
        </draw:frame>
        <draw:frame draw:style-name="gr10" draw:layer="layout" svg:width="0.773cm" svg:height="0.747cm" svg:x="27.427cm" svg:y="8.053cm">
          <draw:text-box>
            <text:p>1</text:p>
          </draw:text-box>
        </draw:frame>
        <draw:frame draw:style-name="gr10" draw:layer="layout" svg:width="0.773cm" svg:height="0.747cm" svg:x="19.6cm" svg:y="14.8cm">
          <draw:text-box>
            <text:p>1</text:p>
          </draw:text-box>
        </draw:frame>
        <draw:frame draw:style-name="gr10" draw:layer="layout" svg:width="0.773cm" svg:height="0.747cm" svg:x="31.227cm" svg:y="22.253cm">
          <draw:text-box>
            <text:p>1</text:p>
          </draw:text-box>
        </draw:frame>
        <draw:frame draw:style-name="gr10" draw:layer="layout" svg:width="0.773cm" svg:height="0.747cm" svg:x="40.2cm" svg:y="22.253cm">
          <draw:text-box>
            <text:p>1</text:p>
          </draw:text-box>
        </draw:frame>
        <draw:frame draw:style-name="gr11" draw:layer="layout" svg:width="0.714cm" svg:height="0.747cm" svg:x="25.2cm" svg:y="22.2cm">
          <draw:text-box>
            <text:p>*</text:p>
          </draw:text-box>
        </draw:frame>
        <draw:frame draw:style-name="gr11" draw:layer="layout" svg:width="0.714cm" svg:height="0.747cm" svg:x="44.8cm" svg:y="1.2cm">
          <draw:text-box>
            <text:p>*</text:p>
          </draw:text-box>
        </draw:frame>
        <draw:frame draw:style-name="gr11" draw:layer="layout" svg:width="1.256cm" svg:height="0.747cm" svg:x="25.2cm" svg:y="18.853cm">
          <draw:text-box>
            <text:p>1..*</text:p>
          </draw:text-box>
        </draw:frame>
        <draw:frame draw:style-name="gr10" draw:layer="layout" svg:width="0.773cm" svg:height="0.747cm" svg:x="41.6cm" svg:y="11.453cm">
          <draw:text-box>
            <text:p>1</text:p>
          </draw:text-box>
        </draw:frame>
        <draw:frame draw:style-name="gr11" draw:layer="layout" svg:width="0.714cm" svg:height="0.747cm" svg:x="22.8cm" svg:y="14.8cm">
          <draw:text-box>
            <text:p>*</text:p>
          </draw:text-box>
        </draw:frame>
        <draw:frame draw:style-name="gr10" draw:layer="layout" svg:width="0.773cm" svg:height="0.747cm" svg:x="26.486cm" svg:y="13.053cm">
          <draw:text-box>
            <text:p>1</text:p>
          </draw:text-box>
        </draw:frame>
        <draw:frame draw:style-name="gr11" draw:layer="layout" svg:width="1.256cm" svg:height="0.747cm" svg:x="31.6cm" svg:y="10.8cm">
          <draw:text-box>
            <text:p>1..*</text:p>
          </draw:text-box>
        </draw:frame>
        <draw:frame draw:style-name="gr11" draw:layer="layout" svg:width="0.714cm" svg:height="0.747cm" svg:x="31.6cm" svg:y="8.053cm">
          <draw:text-box>
            <text:p>*</text:p>
          </draw:text-box>
        </draw:frame>
        <draw:frame draw:style-name="gr33" draw:layer="layout" svg:width="2.178cm" svg:height="0.747cm" svg:x="6.4cm" svg:y="7.6cm">
          <draw:text-box>
            <text:p>Man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8cm" fo:page-height="3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3H47M1S</meta:editing-duration>
    <meta:editing-cycles>29</meta:editing-cycles>
    <meta:generator>LibreOffice/4.3.5.2$Windows_x86 LibreOffice_project/3a87456aaa6a95c63eea1c1b3201acedf0751bd5</meta:generator>
    <dc:date>2015-01-25T15:55:27.812000000</dc:date>
    <meta:document-statistic meta:object-count="86"/>
    <meta:template xlink:type="simple" xlink:actuate="onRequest" xlink:title="Diagramme" xlink:href="../../../../../../AppData/Roaming/LibreOffice/4/user/template/Diagramme.otg" meta:date="2015-01-19T18:30:28.143000000"/>
  </office:meta>
</office:document-meta>
</file>